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464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76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713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977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947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5.93cm" fo:min-width="2.415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6.785cm" fo:min-width="2.416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7.711cm" fo:min-width="1.332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573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7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242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14cm" svg:y1="9.885cm" svg:x2="12.407cm" svg:y2="9.885cm">
            <text:p/>
          </draw:line>
          <draw:line draw:style-name="gr2" draw:text-style-name="P1" draw:layer="layout" svg:x1="1.627cm" svg:y1="9.905cm" svg:x2="1.627cm" svg:y2="1.211cm">
            <text:p/>
          </draw:line>
          <draw:frame draw:style-name="gr3" draw:text-style-name="P3" draw:layer="layout" svg:width="3.324cm" svg:height="1.714cm" svg:x="12.338cm" svg:y="9.264cm">
            <draw:text-box>
              <text:p text:style-name="P2"><text:span text:style-name="T1">Electricity used</text:span></text:p>
              <text:p text:style-name="P2"><text:span text:style-name="T1">(kWh)</text:span></text:p>
            </draw:text-box>
          </draw:frame>
          <draw:line draw:style-name="gr4" draw:text-style-name="P1" draw:layer="layout" svg:x1="4.542cm" svg:y1="9.763cm" svg:x2="4.542cm" svg:y2="10.048cm">
            <text:p/>
          </draw:line>
          <draw:frame draw:style-name="gr5" draw:text-style-name="P3" draw:layer="layout" svg:width="0.976cm" svg:height="0.74cm" svg:x="4.134cm" svg:y="9.977cm">
            <draw:text-box>
              <text:p text:style-name="P2"><text:span text:style-name="T1">50</text:span></text:p>
            </draw:text-box>
          </draw:frame>
          <draw:line draw:style-name="gr4" draw:text-style-name="P1" draw:layer="layout" svg:x1="7.458cm" svg:y1="9.763cm" svg:x2="7.458cm" svg:y2="10.048cm">
            <text:p/>
          </draw:line>
          <draw:frame draw:style-name="gr6" draw:text-style-name="P3" draw:layer="layout" svg:width="1.213cm" svg:height="0.74cm" svg:x="6.849cm" svg:y="9.977cm">
            <draw:text-box>
              <text:p text:style-name="P2"><text:span text:style-name="T1">100</text:span></text:p>
            </draw:text-box>
          </draw:frame>
          <draw:frame draw:style-name="gr7" draw:text-style-name="P3" draw:layer="layout" svg:width="6.848cm" svg:height="1.227cm" svg:x="0cm" svg:y="0cm">
            <draw:text-box>
              <text:p text:style-name="P2"><text:span text:style-name="T1">Electricity price</text:span></text:p>
              <text:p text:style-name="P2"><text:span text:style-name="T1">(VND per kWh)</text:span></text:p>
            </draw:text-box>
          </draw:frame>
          <draw:line draw:style-name="gr4" draw:text-style-name="P1" draw:layer="layout" svg:x1="1.559cm" svg:y1="3.706cm" svg:x2="1.695cm" svg:y2="3.706cm">
            <text:p/>
          </draw:line>
          <draw:frame draw:style-name="gr8" draw:text-style-name="P3" draw:layer="layout" svg:width="1.45cm" svg:height="0.74cm" svg:x="0.271cm" svg:y="3.35cm">
            <draw:text-box>
              <text:p text:style-name="P2"><text:span text:style-name="T1">1484</text:span></text:p>
            </draw:text-box>
          </draw:frame>
          <draw:line draw:style-name="gr4" draw:text-style-name="P1" draw:layer="layout" svg:x1="1.56cm" svg:y1="2.85cm" svg:x2="1.696cm" svg:y2="2.85cm">
            <text:p/>
          </draw:line>
          <draw:frame draw:style-name="gr8" draw:text-style-name="P3" draw:layer="layout" svg:width="1.45cm" svg:height="0.74cm" svg:x="0.273cm" svg:y="2.494cm">
            <draw:text-box>
              <text:p text:style-name="P2"><text:span text:style-name="T1">1533</text:span></text:p>
            </draw:text-box>
          </draw:frame>
          <draw:line draw:style-name="gr4" draw:text-style-name="P1" draw:layer="layout" svg:x1="1.561cm" svg:y1="1.924cm" svg:x2="1.697cm" svg:y2="1.924cm">
            <text:p/>
          </draw:line>
          <draw:frame draw:style-name="gr8" draw:text-style-name="P3" draw:layer="layout" svg:width="1.45cm" svg:height="0.74cm" svg:x="0.273cm" svg:y="1.568cm">
            <draw:text-box>
              <text:p text:style-name="P2"><text:span text:style-name="T1">1786</text:span></text:p>
            </draw:text-box>
          </draw:frame>
          <draw:custom-shape draw:style-name="gr9" draw:text-style-name="P4" draw:layer="layout" svg:width="2.915cm" svg:height="6.18cm" svg:x="1.628cm" svg:y="3.70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2.916cm" svg:height="7.035cm" svg:x="4.542cm" svg:y="2.8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832cm" svg:height="7.961cm" svg:x="7.458cm" svg:y="1.924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.566cm" svg:y1="1.924cm" svg:x2="7.458cm" svg:y2="1.924cm">
            <text:p/>
          </draw:line>
          <draw:frame draw:style-name="gr6" draw:text-style-name="P5" draw:layer="layout" svg:width="1.213cm" svg:height="0.74cm" svg:x="8.747cm" svg:y="9.977cm">
            <draw:text-box>
              <text:p text:style-name="P2"><text:span text:style-name="T2">130</text:span></text:p>
            </draw:text-box>
          </draw:frame>
          <draw:line draw:style-name="gr12" draw:text-style-name="P1" draw:layer="layout" svg:x1="1.566cm" svg:y1="2.85cm" svg:x2="4.542cm" svg:y2="2.85cm">
            <text:p/>
          </draw:line>
          <draw:frame draw:style-name="gr13" draw:text-style-name="P3" draw:layer="layout" svg:width="8cm" svg:height="3.823cm" svg:x="10.237cm" svg:y="1.833cm">
            <draw:text-box>
              <text:p text:style-name="P2"><text:span text:style-name="T1">Example :</text:span></text:p>
              <text:p text:style-name="P2"><text:span text:style-name="T1"/></text:p>
              <text:p text:style-name="P2"><text:span text:style-name="T1">a household uses 130 kWh in month</text:span></text:p>
              <text:p text:style-name="P2"><text:span text:style-name="T1"/></text:p>
              <text:p text:style-name="P2"><text:span text:style-name="T1">its bill is 204 430 VND</text:span></text:p>
              <text:p text:style-name="P2"><text:span text:style-name="T1"/></text:p>
              <text:p text:style-name="P2"><text:span text:style-name="T1">= 1 484 * 50 + 1 533 * 50 + 1 786 * 30</text:span></text:p>
            </draw:text-box>
          </draw:frame>
          <draw:frame draw:style-name="gr14" draw:text-style-name="P3" draw:layer="layout" svg:width="2.033cm" svg:height="1.227cm" svg:x="2.171cm" svg:y="6.057cm">
            <draw:text-box>
              <text:p text:style-name="P2"><text:span text:style-name="T1">74 200 VND</text:span></text:p>
            </draw:text-box>
          </draw:frame>
          <draw:frame draw:style-name="gr14" draw:text-style-name="P3" draw:layer="layout" svg:width="2.035cm" svg:height="1.227cm" svg:x="5.221cm" svg:y="5.773cm">
            <draw:text-box>
              <text:p text:style-name="P2"><text:span text:style-name="T1">76 650 VND</text:span></text:p>
            </draw:text-box>
          </draw:frame>
          <draw:frame draw:style-name="gr14" draw:text-style-name="P3" draw:layer="layout" svg:width="2.035cm" svg:height="1.227cm" svg:x="7.595cm" svg:y="5.133cm">
            <draw:text-box>
              <text:p text:style-name="P2"><text:span text:style-name="T1">53 580 VND</text:span></text:p>
            </draw:text-box>
          </draw:frame>
          <draw:frame draw:style-name="gr15" draw:text-style-name="P3" draw:layer="layout" svg:width="0.742cm" svg:height="0.74cm" svg:x="1.356cm" svg:y="9.977cm">
            <draw:text-box>
              <text:p text:style-name="P2"><text:span text:style-name="T1">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3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5:50:27.790953486</meta:creation-date>
    <dc:date>2017-06-09T15:56:11.841173614</dc:date>
    <meta:editing-duration>PT5M44S</meta:editing-duration>
    <meta:editing-cycles>1</meta:editing-cycles>
    <meta:document-statistic meta:object-count="26"/>
    <meta:generator>LibreOffice/5.3.1.2$Linux_X86_64 LibreOffice_project/30m0$Build-2</meta:generator>
  </office:meta>
</office:document-meta>
</file>